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fill="solid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cm" fo:min-width="2.156cm"/>
    </style:style>
    <style:style style:name="gr11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2" style:family="graphic" style:parent-style-name="objectwithoutfill">
      <style:graphic-properties draw:marker-end="Arrow" draw:marker-end-width="0.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4cm" fo:min-width="2.156cm"/>
    </style:style>
    <style:style style:name="gr14" style:family="graphic" style:parent-style-name="objectwithoutfill">
      <style:graphic-properties svg:stroke-color="#333333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00%" fo:text-align="center"/>
    </style:style>
    <style:style style:name="P5" style:family="paragraph">
      <style:paragraph-properties fo:text-align="center"/>
      <style:text-properties fo:font-family="'Courier 10 Pitch'" style:font-pitch="fixed" fo:font-size="14pt" style:font-size-asian="14pt" style:font-size-complex="14pt"/>
    </style:style>
    <style:style style:name="P6" style:family="paragraph">
      <style:paragraph-properties fo:text-align="center"/>
      <style:text-properties fo:font-family="'Courier 10 Pitch'" style:font-pitch="fixed" fo:font-size="12pt" style:font-size-asian="12pt" style:font-size-complex="12pt"/>
    </style:style>
    <style:style style:name="P7" style:family="paragraph">
      <style:text-properties fo:font-family="'Courier 10 Pitch'" style:font-pitch="fixed"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10 Pitch'" style:font-pitch="fixed" fo:font-size="14pt" style:font-size-asian="14pt" style:font-size-complex="14pt"/>
    </style:style>
    <style:style style:name="T3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1.8cm" svg:height="6.9cm" svg:x="4.1cm" svg:y="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2.052cm" svg:x="4.4cm" svg:y="8.748cm">
          <text:p text:style-name="P1"><text:span text:style-name="T1">I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cm" svg:height="6.3cm" svg:x="8.3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199cm" svg:height="1.699cm" svg:x="12.9cm" svg:y="10.8cm">
          <text:p text:style-name="P1">AT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5" draw:text-style-name="P1" draw:layer="layout" svg:width="0.458cm" svg:height="0.7cm" svg:x="12.742cm" svg:y="11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826cm" svg:y1="11.32cm" svg:x2="11.826cm" svg:y2="12.019cm">
            <text:p/>
          </draw:line>
          <draw:line draw:style-name="gr6" draw:text-style-name="P1" draw:layer="layout" svg:x1="11.826cm" svg:y1="11.302cm" svg:x2="11.5cm" svg:y2="11.303cm">
            <text:p/>
          </draw:line>
          <draw:custom-shape draw:style-name="gr5" draw:text-style-name="P1" draw:layer="layout" svg:width="0.458cm" svg:height="0.7cm" svg:x="12.284cm" svg:y="11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58cm" svg:height="0.7cm" svg:x="11.826cm" svg:y="11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11.844cm" svg:y1="12.003cm" svg:x2="11.518cm" svg:y2="12.004cm">
            <text:p/>
          </draw:line>
        </draw:g>
        <draw:frame draw:style-name="gr7" draw:text-style-name="P3" draw:layer="layout" svg:width="1.488cm" svg:height="0.962cm" svg:x="8.3cm" svg:y="6.6cm">
          <draw:text-box>
            <text:p><text:span text:style-name="T1">AM</text:span></text:p>
          </draw:text-box>
        </draw:frame>
        <draw:custom-shape draw:style-name="gr3" draw:text-style-name="P1" draw:layer="layout" svg:width="1.4cm" svg:height="1.1cm" svg:x="15.9cm" svg:y="9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2cm" svg:height="2.246cm" svg:x="4.5cm" svg:y="3.797cm">
          <draw:text-box>
            <text:p text:style-name="P4"><text:span text:style-name="T2">open()</text:span></text:p>
            <text:p text:style-name="P1"><text:span text:style-name="T2">read()</text:span></text:p>
            <text:p text:style-name="P1"><text:span text:style-name="T2">close()</text:span></text:p>
          </draw:text-box>
        </draw:frame>
        <draw:frame draw:style-name="gr8" draw:text-style-name="P5" draw:layer="layout" svg:width="2.048cm" svg:height="2.246cm" svg:x="4.552cm" svg:y="13.752cm">
          <draw:text-box>
            <text:p text:style-name="P1"><text:span text:style-name="T2">open()</text:span></text:p>
            <text:p text:style-name="P1"><text:span text:style-name="T2">read()</text:span></text:p>
            <text:p text:style-name="P1"><text:span text:style-name="T2">close()</text:span></text:p>
          </draw:text-box>
        </draw:frame>
        <draw:line draw:style-name="gr9" draw:text-style-name="P1" draw:layer="layout" svg:x1="5.5cm" svg:y1="10.8cm" svg:x2="5.5cm" svg:y2="14cm">
          <text:p/>
        </draw:line>
        <draw:frame draw:style-name="gr10" draw:text-style-name="P6" draw:layer="layout" svg:width="3.4cm" svg:height="1.1cm" svg:x="16.6cm" svg:y="10.7cm">
          <draw:text-box>
            <text:p text:style-name="P1"><text:span text:style-name="T3">Json config file</text:span></text:p>
          </draw:text-box>
        </draw:frame>
        <draw:custom-shape draw:style-name="gr4" draw:text-style-name="P1" xml:id="id1" draw:id="id1" draw:layer="layout" svg:width="2.199cm" svg:height="1.699cm" svg:x="8.699cm" svg:y="8.799cm">
          <text:p text:style-name="P1">RM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202cm" svg:height="1.699cm" svg:x="12.898cm" svg:y="7.098cm">
          <text:p text:style-name="P1">RL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cm" svg:y1="9.7cm" svg:x2="8.6cm" svg:y2="9.7cm">
          <text:p/>
        </draw:line>
        <draw:connector draw:style-name="gr11" draw:text-style-name="P1" draw:layer="layout" svg:x1="9.798cm" svg:y1="8.799cm" svg:x2="12.898cm" svg:y2="7.947cm" draw:start-shape="id1" draw:start-glue-point="0" draw:end-shape="id2" draw:end-glue-point="3" svg:d="m9798 8799v-852h3100">
          <text:p/>
        </draw:connector>
        <draw:connector draw:style-name="gr12" draw:text-style-name="P1" draw:layer="layout" svg:x1="9.798cm" svg:y1="10.498cm" svg:x2="11.5cm" svg:y2="11.659cm" draw:start-shape="id1" draw:start-glue-point="2" draw:end-shape="id3" draw:end-glue-point="3" svg:d="m9798 10498v1161h1702">
          <text:p/>
        </draw:connector>
        <draw:connector draw:style-name="gr12" draw:text-style-name="P1" draw:layer="layout" svg:x1="10.898cm" svg:y1="9.648cm" svg:x2="13.999cm" svg:y2="10.8cm" draw:start-shape="id1" draw:start-glue-point="1" draw:end-shape="id4" draw:end-glue-point="0" svg:d="m10898 9648h3101v1152">
          <text:p/>
        </draw:connector>
        <draw:line draw:style-name="gr9" draw:text-style-name="P1" draw:layer="layout" svg:x1="13.995cm" svg:y1="12.498cm" svg:x2="14cm" svg:y2="14cm">
          <text:p/>
        </draw:line>
        <draw:frame draw:style-name="gr8" draw:text-style-name="P5" draw:layer="layout" svg:width="4cm" svg:height="1.6cm" svg:x="12cm" svg:y="13.92cm">
          <draw:text-box>
            <text:p text:style-name="P1"><text:span text:style-name="T2">posix_fadvise()</text:span></text:p>
            <text:p text:style-name="P1"><text:span text:style-name="T2">gpfs_fcntl()</text:span></text:p>
          </draw:text-box>
        </draw:frame>
        <draw:frame draw:style-name="gr7" draw:text-style-name="P7" draw:layer="layout" svg:width="2.454cm" svg:height="1.385cm" svg:x="10.001cm" svg:y="7.219cm">
          <draw:text-box>
            <text:p><text:span text:style-name="T3">Register/</text:span></text:p>
            <text:p><text:span text:style-name="T3">Unregister</text:span></text:p>
          </draw:text-box>
        </draw:frame>
        <draw:frame draw:style-name="gr7" draw:text-style-name="P7" draw:layer="layout" svg:width="1.958cm" svg:height="1.385cm" svg:x="11.401cm" svg:y="8.919cm">
          <draw:text-box>
            <text:p><text:span text:style-name="T3">Create/</text:span></text:p>
            <text:p><text:span text:style-name="T3">Destroy</text:span></text:p>
          </draw:text-box>
        </draw:frame>
        <draw:frame draw:style-name="gr13" draw:text-style-name="P6" draw:layer="layout" svg:width="1.3cm" svg:height="1.385cm" svg:x="6.8cm" svg:y="8.977cm">
          <draw:text-box>
            <text:p text:style-name="P1"><text:span text:style-name="T3">msg</text:span></text:p>
          </draw:text-box>
        </draw:frame>
        <draw:g>
          <draw:custom-shape draw:style-name="gr3" draw:text-style-name="P8" draw:layer="layout" svg:width="1.202cm" svg:height="1.599cm" svg:x="17.598cm" svg:y="9cm">
            <text:p/>
  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  </draw:custom-shape>
          <draw:line draw:style-name="gr14" draw:text-style-name="P1" draw:layer="measurelines" svg:x1="17.733cm" svg:y1="9.4cm" svg:x2="18.633cm" svg:y2="9.4cm">
            <text:p/>
          </draw:line>
          <draw:line draw:style-name="gr14" draw:text-style-name="P1" draw:layer="measurelines" svg:x1="17.733cm" svg:y1="9.6cm" svg:x2="18.633cm" svg:y2="9.6cm">
            <text:p/>
          </draw:line>
          <draw:line draw:style-name="gr14" draw:text-style-name="P1" draw:layer="measurelines" svg:x1="17.733cm" svg:y1="9.8cm" svg:x2="18.633cm" svg:y2="9.8cm">
            <text:p/>
          </draw:line>
          <draw:line draw:style-name="gr14" draw:text-style-name="P1" draw:layer="measurelines" svg:x1="17.733cm" svg:y1="10cm" svg:x2="18.633cm" svg:y2="10cm">
            <text:p/>
          </draw:line>
          <draw:line draw:style-name="gr14" draw:text-style-name="P1" draw:layer="measurelines" svg:x1="17.733cm" svg:y1="10.2cm" svg:x2="18.633cm" svg:y2="10.2cm">
            <text:p/>
          </draw:line>
        </draw:g>
        <draw:line draw:style-name="gr9" draw:text-style-name="P1" draw:layer="layout" svg:x1="5.5cm" svg:y1="5.9cm" svg:x2="5.5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useppe </meta:initial-creator>
    <meta:creation-date>2014-04-11T10:22:04</meta:creation-date>
    <dc:date>2014-05-10T10:45:53</dc:date>
    <meta:editing-duration>PT6H42M3S</meta:editing-duration>
    <meta:editing-cycles>23</meta:editing-cycles>
    <meta:generator>OpenOffice/4.0.1$Unix OpenOffice.org_project/401m5$Build-9714</meta:generator>
    <dc:creator>Giuseppe Congiu</dc:creator>
    <meta:document-statistic meta:object-count="36"/>
  </office:meta>
</office:document-meta>
</file>